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26e84" officeooo:paragraph-rsid="00090df4"/>
    </style:style>
    <style:style style:name="P2" style:family="paragraph" style:parent-style-name="Standard">
      <style:paragraph-properties fo:text-align="center" style:justify-single-word="false"/>
      <style:text-properties officeooo:rsid="00026e84" officeooo:paragraph-rsid="00090df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0235d" officeooo:paragraph-rsid="00090d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00235d" officeooo:paragraph-rsid="00090df4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  <style:text-properties style:font-name="Liberation Serif" fo:font-size="12pt" style:font-size-asian="12pt" style:font-size-complex="12pt"/>
    </style:style>
    <style:style style:name="P7" style:family="paragraph" style:parent-style-name="Preformatted_20_Text">
      <style:paragraph-properties style:border-line-width-bottom="0.0346in 0.0102in 0.0102in" fo:padding="0.0291in" fo:border-left="none" fo:border-right="none" fo:border-top="none" fo:border-bottom="4pt double #000000" style:join-border="false"/>
    </style:style>
    <style:style style:name="T1" style:family="text">
      <style:text-properties officeooo:rsid="0001d31a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DejaVu Sans Mono" fo:font-size="11.3000001907349pt"/>
    </style:style>
    <style:style style:name="T6" style:family="text">
      <style:text-properties fo:font-size="11.3000001907349pt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ep Learning for Sequences – Assignment 2 – <text:span text:style-name="T1">Part 2</text:span></text:p>
      <text:p text:style-name="P4"/>
      <text:p text:style-name="P4">Daniel Juravski – 206082323</text:p>
      <text:p text:style-name="P2">Eyal <text:span text:style-name="T2">Orbach</text:span> 015369317</text:p>
      <text:p text:style-name="P1"/>
      <text:p text:style-name="P5"/>
      <text:p text:style-name="P5">Word is : <text:span text:style-name="T7">dog</text:span></text:p>
      <text:p text:style-name="P5">closest words are:</text:p>
      <text:p text:style-name="P5"><text:s text:c="2"/>"<text:span text:style-name="T7">cat</text:span>" <text:s text:c="3"/>cosinus value=0.7709259769145916</text:p>
      <text:p text:style-name="P5"><text:s text:c="2"/>"<text:span text:style-name="T7">rabbit</text:span>" cosinus value=0.7319670153567381</text:p>
      <text:p text:style-name="P5"><text:s text:c="2"/>"<text:span text:style-name="T7">puppy</text:span>" <text:s/>cosinus value=0.6965872912479809</text:p>
      <text:p text:style-name="P5"><text:s text:c="2"/>"<text:span text:style-name="T7">frog</text:span>" <text:s text:c="2"/>cosinus value=0.6484941022772281</text:p>
      <text:p text:style-name="P6"><text:s text:c="2"/>"<text:span text:style-name="T7">kitten</text:span>" cosinus value=0.6348920530812184</text:p>
      <text:p text:style-name="P5"/>
      <text:p text:style-name="P5">Word is : <text:span text:style-name="T7">england</text:span></text:p>
      <text:p text:style-name="P5">closest words are:</text:p>
      <text:p text:style-name="P5"><text:s text:c="2"/>"<text:span text:style-name="T7">ireland</text:span>" <text:s text:c="3"/>cosinus value=0.9009473338245269</text:p>
      <text:p text:style-name="P5"><text:s text:c="2"/>"<text:span text:style-name="T7">scotland</text:span>" <text:s text:c="2"/>cosinus value=0.85007734042004</text:p>
      <text:p text:style-name="P5"><text:s text:c="2"/>"<text:span text:style-name="T7">australia</text:span>" <text:s/>cosinus value=0.8063409338273497</text:p>
      <text:p text:style-name="P5"><text:s text:c="2"/>"<text:span text:style-name="T7">wales</text:span>" <text:s/>cosinus value=0.7983477530776708</text:p>
      <text:p text:style-name="P6"><text:s text:c="2"/>"<text:span text:style-name="T7">europe</text:span>" cosinus value=0.7752753846783793</text:p>
      <text:p text:style-name="P5"/>
      <text:p text:style-name="P5">Word is : <text:span text:style-name="T7">john</text:span></text:p>
      <text:p text:style-name="P5">closest words are:</text:p>
      <text:p text:style-name="P5"><text:s text:c="2"/>"<text:span text:style-name="T7">george</text:span>" cosinus value=0.9220484429316899</text:p>
      <text:p text:style-name="P5"><text:s text:c="2"/>"<text:span text:style-name="T7">robert</text:span>" cosinus value=0.8988161740885585</text:p>
      <text:p text:style-name="P5"><text:s text:c="2"/>"<text:span text:style-name="T7">charles</text:span>" <text:s text:c="3"/>cosinus value=0.8946922827779178</text:p>
      <text:p text:style-name="P5"><text:s text:c="2"/>"<text:span text:style-name="T7">william</text:span>" <text:s text:c="3"/>cosinus value=0.8894472752280502</text:p>
      <text:p text:style-name="P6"><text:s text:c="2"/>"<text:span text:style-name="T7">james</text:span>" <text:s/>cosinus value=0.8782858999808391</text:p>
      <text:p text:style-name="P5"/>
      <text:p text:style-name="P5">Word is : <text:span text:style-name="T7">explode</text:span></text:p>
      <text:p text:style-name="P5">closest words are:</text:p>
      <text:p text:style-name="P5"><text:s text:c="2"/>"<text:span text:style-name="T7">grenadiers</text:span>" cosinus value=0.5554276681938686</text:p>
      <text:p text:style-name="P5"><text:s text:c="2"/>"<text:span text:style-name="T7">slashed</text:span>" <text:s text:c="3"/>cosinus value=0.5508392346507232</text:p>
      <text:p text:style-name="P5"><text:s text:c="2"/>"<text:span text:style-name="T7">appendix</text:span>" <text:s text:c="2"/>cosinus value=0.5339477979858466</text:p>
      <text:p text:style-name="P5"><text:s text:c="2"/>"<text:span text:style-name="T7">monnet</text:span>" cosinus value=0.5242184541980067</text:p>
      <text:p text:style-name="P6"><text:s text:c="2"/>"<text:span text:style-name="T7">instantaneously</text:span>" <text:s text:c="3"/>cosinus value=0.5182675882175857</text:p>
      <text:p text:style-name="P5"/>
      <text:p text:style-name="P5">Word is : <text:span text:style-name="T7">office</text:span></text:p>
      <text:p text:style-name="P5">closest words are:</text:p>
      <text:p text:style-name="P5"><text:s text:c="2"/>"<text:span text:style-name="T7">board</text:span>" <text:s/>cosinus value=0.668167489232501</text:p>
      <text:p text:style-name="P5"><text:s text:c="2"/>"<text:span text:style-name="T7">court</text:span>" <text:s/>cosinus value=0.6197735812307626</text:p>
      <text:p text:style-name="P5"><text:s text:c="2"/>"<text:span text:style-name="T7">offices</text:span>" <text:s text:c="3"/>cosinus value=0.6174371328485805</text:p>
      <text:p text:style-name="P5"><text:s text:c="2"/>"<text:span text:style-name="T7">commission</text:span>" cosinus value=0.6166757055712343</text:p>
      <text:p text:style-name="P7"><text:span text:style-name="T3"><text:s text:c="2"/>"</text:span><text:span text:style-name="T4">authority</text:span><text:span text:style-name="T3">" <text:s/>cosinus value=0.603320125392406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5:20:56.258603961</meta:creation-date>
    <dc:date>2018-12-02T21:35:21.522217371</dc:date>
    <meta:editing-duration>P1DT6H14M2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24" meta:character-count="1394" meta:non-whitespace-character-count="1221"/>
  </office:meta>
</office:document-meta>
</file>